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8560702" text:style-name="L1">
        <text:list-item>
          <text:p text:style-name="P1">Software inspection</text:p>
          <text:list>
            <text:list-item>
              <text:p text:style-name="P1">Human part of overall software quality efforts (Iisakka &amp; Tervonen)</text:p>
              <text:list>
                <text:list-item>
                  <text:p text:style-name="P1">Testing: computers, inspection: humans</text:p>
                </text:list-item>
                <text:list-item>
                  <text:p text:style-name="P1">Sociological aspect often forgotten in inspection research</text:p>
                </text:list-item>
              </text:list>
            </text:list-item>
            <text:list-item>
              <text:p text:style-name="P1">Purpose</text:p>
              <text:list>
                <text:list-item>
                  <text:p text:style-name="P1">Find defects (Tyran &amp; George)</text:p>
                </text:list-item>
              </text:list>
            </text:list-item>
            <text:list-item>
              <text:p text:style-name="P1">Value</text:p>
              <text:list>
                <text:list-item>
                  <text:p text:style-name="P1">Industry</text:p>
                  <text:list>
                    <text:list-item>
                      <text:p text:style-name="P1">May find up to 90% of all defects (Tyran &amp; George)</text:p>
                    </text:list-item>
                    <text:list-item>
                      <text:p text:style-name="P1">Find defects early in the process (Tyran &amp; George)</text:p>
                      <text:list>
                        <text:list-item>
                          <text:p text:style-name="P1">Less effort to fix</text:p>
                        </text:list-item>
                        <text:list-item>
                          <text:p text:style-name="P1">JPL estimates $25,00 savings per inspection</text:p>
                        </text:list-item>
                      </text:list>
                    </text:list-item>
                    <text:list-item>
                      <text:p text:style-name="P1">Educational for participants (Tyran &amp; George)</text:p>
                      <text:list>
                        <text:list-item>
                          <text:p text:style-name="P1">Reveals alternative solutions to problems a reviewer has solved in other ways (Trytten)</text:p>
                        </text:list-item>
                      </text:list>
                    </text:list-item>
                  </text:list>
                </text:list-item>
                <text:list-item>
                  <text:p text:style-name="P1">Academia</text:p>
                  <text:list>
                    <text:list-item>
                      <text:p text:style-name="P1">Builds teamwork skills &amp; experience (Trytten)</text:p>
                    </text:list-item>
                  </text:list>
                </text:list-item>
              </text:list>
            </text:list-item>
            <text:list-item>
              <text:p text:style-name="P1">Drawbacks</text:p>
              <text:list>
                <text:list-item>
                  <text:p text:style-name="P1">Transaction costs: Money, time, and motivation lost due to scheduling requirements (Tyran &amp; George; Iisakka &amp; Tervonen; Trytten)</text:p>
                </text:list-item>
                <text:list-item>
                  <text:p text:style-name="P1">Problems common to small group interaction</text:p>
                  <text:list>
                    <text:list-item>
                      <text:p text:style-name="P1">Group does not imply team (Trytten)</text:p>
                    </text:list-item>
                    <text:list-item>
                      <text:p text:style-name="P1">Dominant behavior, sidetracking, information overload, forgetting or neglecting to raise an idea (Tyran &amp; George)</text:p>
                    </text:list-item>
                    <text:list-item>
                      <text:p text:style-name="P1">Social loafing (people work less diligently when in a group): Unprepared reviewers frustrate authors (Trytten; Iisakka &amp; Tervonen)</text:p>
                    </text:list-item>
                  </text:list>
                </text:list-item>
                <text:list-item>
                  <text:p text:style-name="P1">Asynchronous inspections leave reviewers lacking feedback (Iisakka &amp; Tervonen)</text:p>
                </text:list-item>
                <text:list-item>
                  <text:p text:style-name="P1">Author may feel ownership over code (Iisakka &amp; Tervonen)</text:p>
                </text:list-item>
                <text:list-item>
                  <text:p text:style-name="P1">Power imbalance between reviewers → author—inherent with criticism (Iisakka &amp; Tervonen)</text:p>
                </text:list-item>
              </text:list>
            </text:list-item>
            <text:list-item>
              <text:p text:style-name="P1">Process</text:p>
              <text:list>
                <text:list-item>
                  <text:p text:style-name="P1">Structure</text:p>
                  <text:list>
                    <text:list-item>
                      <text:p text:style-name="P1">Generally: to three stages (Porter, Siy, Mockus &amp; Votta)</text:p>
                      <text:list>
                        <text:list-item>
                          <text:p text:style-name="P1">Preparation</text:p>
                        </text:list-item>
                        <text:list-item>
                          <text:p text:style-name="P1">Coll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pair</text:p>
                        </text:list-item>
                      </text:list>
                    </text:list-item>
                    <text:list-item>
                      <text:p text:style-name="P1">Commonly: six stages (Tyran &amp; George)</text:p>
                      <text:list>
                        <text:list-item>
                          <text:p text:style-name="P1">Planning</text:p>
                        </text:list-item>
                        <text:list-item>
                          <text:p text:style-name="P1">Overview</text:p>
                        </text:list-item>
                        <text:list-item>
                          <text:p text:style-name="P1">Preparation</text:p>
                        </text:list-item>
                        <text:list-item>
                          <text:p text:style-name="P1">Insp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work</text:p>
                        </text:list-item>
                        <text:list-item>
                          <text:p text:style-name="P1">Follow up</text:p>
                        </text:list-item>
                      </text:list>
                    </text:list-item>
                    <text:list-item>
                      <text:p text:style-name="P1"><text:soft-page-break/>Changes in structure do not impact effectiveness (defect detection) (Porter, Siy, Mockus &amp; Votta)</text:p>
                      <text:list>
                        <text:list-item>
                          <text:p text:style-name="P1">Single-session inspections with small teams are most efficient</text:p>
                        </text:list-item>
                        <text:list-item>
                          <text:p text:style-name="P1">Review → repair → review significantly increased time taken (less efficient)</text:p>
                        </text:list-item>
                      </text:list>
                    </text:list-item>
                  </text:list>
                </text:list-item>
                <text:list-item>
                  <text:p text:style-name="P1">Asynchronous (no meetings) are at least as effective as synchronous (meetings) (Perpich et. al.)</text:p>
                  <text:list>
                    <text:list-item>
                      <text:p text:style-name="P1">Contradicts early guidelines (e.g., Fagan)</text:p>
                    </text:list-item>
                    <text:list-item>
                      <text:p text:style-name="P1">Investigated inspection of new code and modification of existing code</text:p>
                    </text:list-item>
                    <text:list-item>
                      <text:p text:style-name="P1">Ameliorates schedule bottlenecks</text:p>
                      <text:list>
                        <text:list-item>
                          <text:p text:style-name="P1">Bottlenecks worse in large teams</text:p>
                        </text:list-item>
                        <text:list-item>
                          <text:p text:style-name="P1">Bottlenecks worse when geographical and temporal distance increases</text:p>
                          <text:list>
                            <text:list-item>
                              <text:p text:style-name="P1">Time differences between teams rules out synchronou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No disruption to existing workflow—critical</text:p>
                    </text:list-item>
                  </text:list>
                </text:list-item>
                <text:list-item>
                  <text:p text:style-name="P1">Artifacts</text:p>
                  <text:list>
                    <text:list-item>
                      <text:p text:style-name="P1">Code</text:p>
                      <text:list>
                        <text:list-item>
                          <text:p text:style-name="P1">More code in a review yields more defects found (common sense...) (Porter, Siy, Mockus &amp; Votta)</text:p>
                        </text:list-item>
                        <text:list-item>
                          <text:p text:style-name="P1">Some functional types of code may be more likely to contain more defects than others (e.g., parser v. symbol table in a compiler) (Porter, Siy, Mockus &amp; Votta)</text:p>
                        </text:list-item>
                      </text:list>
                    </text:list-item>
                  </text:list>
                </text:list-item>
                <text:list-item>
                  <text:p text:style-name="P1">Roles</text:p>
                  <text:list>
                    <text:list-item>
                      <text:p text:style-name="P1">Each programming phase requires different activities, so each action will benefit from specific skills (Devito Da Cunha &amp; Greathead)</text:p>
                    </text:list-item>
                    <text:list-item>
                      <text:p text:style-name="P1">10:1 difference in skills between programmers for certain tasks (Devito Da Cunha &amp; Greathead)</text:p>
                      <text:list>
                        <text:list-item>
                          <text:p text:style-name="P1">NT students (Meyers-Briggs) performed best on code review task</text:p>
                        </text:list-item>
                      </text:list>
                    </text:list-item>
                    <text:list-item>
                      <text:p text:style-name="P1">Changes here have more impact on effectiveness than changes in inspection structure (Porter, Siy, Mockus &amp; Votta)</text:p>
                    </text:list-item>
                    <text:list-item>
                      <text:p text:style-name="P1">Reviewers</text:p>
                      <text:list>
                        <text:list-item>
                          <text:p text:style-name="P1">Have a strong influence on inspection effectiveness (Porter, Siy, Mockus &amp; Votta)</text:p>
                          <text:list>
                            <text:list-item>
                              <text:p text:style-name="P1">Training</text:p>
                            </text:list-item>
                            <text:list-item>
                              <text:p text:style-name="P1">Identification of good review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uthor</text:p>
                    </text:list-item>
                  </text:list>
                </text:list-item>
                <text:list-item>
                  <text:p text:style-name="P1">Tools</text:p>
                  <text:list>
                    <text:list-item>
                      <text:p text:style-name="P1">Checklists (Parnin, Görg, &amp; Nnadi)</text:p>
                    </text:list-item>
                    <text:list-item>
                      <text:p text:style-name="P1">Asynchronous intranet (Perpich et al.)</text:p>
                      <text:list>
                        <text:list-item>
                          <text:p text:style-name="P1">Condenses time by combining [reviewer prep → collection] into [reviewer prep &amp; collection]</text:p>
                        </text:list-item>
                        <text:list-item>
                          <text:p text:style-name="P1">Retains moderator role separate from author</text:p>
                          <text:list>
                            <text:list-item>
                              <text:p text:style-name="P1">Moderator validates change plans for each annotation and can mark inspection done</text:p>
                            </text:list-item>
                          </text:list>
                        </text:list-item>
                        <text:list-item>
                          <text:p text:style-name="P1">Artifacts</text:p>
                          <text:list>
                            <text:list-item>
                              <text:p text:style-name="P1">Inspection package</text:p>
                              <text:list>
                                <text:list-item>
                                  <text:p text:style-name="P1">Status (pending, in progress, resolution, done)</text:p>
                                </text:list-item>
                                <text:list-item>
                                  <text:p text:style-name="P1">Diff-marked source code</text:p>
                                </text:list-item>
                                <text:list-item>
                                  <text:p text:style-name="P1">Code annotations (general notes or line-specific)</text:p>
                                </text:list-item>
                              </text:list>
                            </text:list-item>
                            <text:list-item>
                              <text:p text:style-name="P1">Email notification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Group support system technology as a mediating artifact in real-time meetings (Tyran &amp; George)</text:p>
                      <text:list>
                        <text:list-item>
                          <text:p text:style-name="P1">Artifacts</text:p>
                          <text:list>
                            <text:list-item>
                              <text:p text:style-name="P1">Chat window (parallel communication)</text:p>
                            </text:list-item>
                            <text:list-item>
                              <text:p text:style-name="P1">Scrolling window of inspection results (group memory)</text:p>
                            </text:list-item>
                          </text:list>
                        </text:list-item>
                        <text:list-item>
                          <text:p text:style-name="P1">Minimized standard meeting problems like dominant behavior, sidetracking</text:p>
                        </text:list-item>
                        <text:list-item>
                          <text:p text:style-name="P1">Groups using group support system found more defects</text:p>
                        </text:list-item>
                        <text:list-item>
                          <text:p text:style-name="P1">Groups using group support system felt more information overload</text:p>
                        </text:list-item>
                      </text:list>
                    </text:list-item>
                    <text:list-item>
                      <text:p text:style-name="P1">Automated inspection tools (Parnin, Görg, &amp; Nnadi)</text:p>
                      <text:list>
                        <text:list-item>
                          <text:p text:style-name="P1">Useful for design quality and code quality (clean code)</text:p>
                          <text:list>
                            <text:list-item>
                              <text:p text:style-name="P1">Clean code attributes are often ignored in favor of defects</text:p>
                            </text:list-item>
                          </text:list>
                        </text:list-item>
                        <text:list-item>
                          <text:p text:style-name="P1">Can generate long lists of potential problems</text:p>
                          <text:list>
                            <text:list-item>
                              <text:p text:style-name="P1">But false positives are a big problem—up to 90% of warnings in some cases</text:p>
                            </text:list-item>
                          </text:list>
                        </text:list-item>
                        <text:list-item>
                          <text:p text:style-name="P1">Lightweight visualizations that provide additional information about warnings</text:p>
                          <text:list>
                            <text:list-item>
                              <text:p text:style-name="P1">Helps author decide at a glance if a warning is a false positive</text:p>
                            </text:list-item>
                            <text:list-item>
                              <text:p text:style-name="P1">Surface context—most relevant code snippet at-a-glance</text:p>
                            </text:list-item>
                            <text:list-item>
                              <text:p text:style-name="P1">Indicate spread and frequency of warning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Activity theory</text:p>
          <text:list>
            <text:list-item>
              <text:p text:style-name="P1">Why theory?</text:p>
              <text:list>
                <text:list-item>
                  <text:p text:style-name="P1">Design philosophy matters: organizations with strong UI design teams ship designs with radical usability differences (Norman, 2005; Norman, 2006)</text:p>
                  <text:list>
                    <text:list-item>
                      <text:p text:style-name="P1">“People Propose, Science Studies, Technology Conforms” (Norman, 1993, 253)</text:p>
                    </text:list-item>
                    <text:list-item>
                      <text:p text:style-name="P1">“None of this tools adapt to the people nonsense—people adapt to the tools” (Norman, 2005, 15)</text:p>
                    </text:list-item>
                    <text:list-item>
                      <text:p text:style-name="P1">“People act, tools mediate” (me)</text:p>
                      <text:list>
                        <text:list-item>
                          <text:p text:style-name="P1">People don't adapt, nor does technology; activity changes over time</text:p>
                        </text:list-item>
                      </text:list>
                    </text:list-item>
                    <text:list-item>
                      <text:p text:style-name="P1">Focus shift from people to activities</text:p>
                      <text:list>
                        <text:list-item>
                          <text:p text:style-name="P1">Shift in the mindset of the designer (theoretical bias) (Norman, 2005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Five principles (Kaptelinin, Nardi, &amp; Macaulay, 1999)</text:p>
              <text:list>
                <text:list-item>
                  <text:p text:style-name="P1">Object-oriented</text:p>
                </text:list-item>
                <text:list-item>
                  <text:p text:style-name="P1">Hierarchical structure of activity</text:p>
                  <text:list>
                    <text:list-item>
                      <text:p text:style-name="P1">Activity → motives: fulfill a need or desire, conscious or unconscious</text:p>
                      <text:list>
                        <text:list-item>
                          <text:p text:style-name="P1">No higher-level objective</text:p>
                        </text:list-item>
                      </text:list>
                    </text:list-item>
                    <text:list-item>
                      <text:p text:style-name="P1">Actions → goals: conscious</text:p>
                    </text:list-item>
                    <text:list-item>
                      <text:p text:style-name="P1">Operations → automated of actions: unconscious</text:p>
                    </text:list-item>
                  </text:list>
                </text:list-item>
                <text:list-item>
                  <text:p text:style-name="P1">Internalization and externalization</text:p>
                  <text:list>
                    <text:list-item>
                      <text:p text:style-name="P1">Moving activity into and out of the mind</text:p>
                    </text:list-item>
                  </text:list>
                </text:list-item>
                <text:list-item>
                  <text:p text:style-name="P1">Mediation</text:p>
                  <text:list>
                    <text:list-item>
                      <text:p text:style-name="P1">Tools shape the way humans interact with reality</text:p>
                    </text:list-item>
                    <text:list-item>
                      <text:p text:style-name="P1">Tools reflect the experience of other people</text:p>
                      <text:list>
                        <text:list-item>
                          <text:p text:style-name="P1">Structure of tool (lots of code review research)</text:p>
                        </text:list-item>
                        <text:list-item>
                          <text:p text:style-name="P1">Knowledge of how the tool is used</text:p>
                        </text:list-item>
                      </text:list>
                    </text:list-item>
                  </text:list>
                </text:list-item>
                <text:list-item>
                  <text:p text:style-name="P1">Development</text:p>
                </text:list-item>
              </text:list>
            </text:list-item>
            <text:list-item>
              <text:p text:style-name="P1">Structure of activity (Turner, Turner, &amp; Horton, 1999)</text:p>
              <text:list>
                <text:list-item>
                  <text:p text:style-name="P1">Subject</text:p>
                </text:list-item>
                <text:list-item>
                  <text:p text:style-name="P1"><text:soft-page-break/>Object (objectified motive: motive applied to the thing or person)</text:p>
                  <text:list>
                    <text:list-item>
                      <text:p text:style-name="P1">Continuous, collective</text:p>
                    </text:list-item>
                    <text:list-item>
                      <text:p text:style-name="P1">Things or people (Kaptelinin, Nardi, &amp; Macaulay, 1999)</text:p>
                    </text:list-item>
                    <text:list-item>
                      <text:p text:style-name="P1">Objectively exists in the world (Kaptelinin, Nardi, &amp; Macaulay, 1999)</text:p>
                    </text:list-item>
                  </text:list>
                </text:list-item>
                <text:list-item>
                  <text:p text:style-name="P1">Mediating tools and concepts</text:p>
                </text:list-item>
              </text:list>
            </text:list-item>
            <text:list-item>
              <text:p text:style-name="P1">Changes to activity are caused by contradictions (Engeström via Turner, Turner, &amp; Horton, 1999)</text:p>
              <text:list>
                <text:list-item>
                  <text:p text:style-name="P1">Primary: within a node of activity (subject, object, etc.)</text:p>
                </text:list-item>
                <text:list-item>
                  <text:p text:style-name="P1">Secondary: between two nodes of activity (subject ↔ object)</text:p>
                </text:list-item>
                <text:list-item>
                  <text:p text:style-name="P1">Tertiary: between an activity and a new culturally more advanced activity—changes that resolve the contradiction become visible to the subject</text:p>
                </text:list-item>
                <text:list-item>
                  <text:p text:style-name="P1">Quaternary: between two different activities</text:p>
                </text:list-item>
              </text:list>
            </text:list-item>
            <text:list-item>
              <text:p text:style-name="P1">In interaction design practice</text:p>
              <text:list>
                <text:list-item>
                  <text:p text:style-name="P1">Analytical tools for organizing empirical data (Kaptelinin &amp; Nardi, 2006)</text:p>
                  <text:list>
                    <text:list-item>
                      <text:p text:style-name="P1">As a tool for organizing ethnographic (video) data (Turner, Turner, &amp; Horton, 1999)</text:p>
                      <text:list>
                        <text:list-item>
                          <text:p text:style-name="P1">Use contradictions to guide systems design</text:p>
                          <text:list>
                            <text:list-item>
                              <text:p text:style-name="P1">Clickable activity triangle with contradictions listed at each node</text:p>
                            </text:list-item>
                            <text:list-item>
                              <text:p text:style-name="P1">Decompose activity to individual actions</text:p>
                            </text:list-item>
                          </text:list>
                        </text:list-item>
                        <text:list-item>
                          <text:p text:style-name="P1">Systematic way to move from contradictions to requirements</text:p>
                        </text:list-item>
                      </text:list>
                    </text:list-item>
                  </text:list>
                </text:list-item>
                <text:list-item>
                  <text:p text:style-name="P1">Formative experiment (Kaptelinin, Nardi, &amp; Macaulay, 1999)</text:p>
                  <text:list>
                    <text:list-item>
                      <text:p text:style-name="P1">Combines Active participation with monitoring of developmental changes over time</text:p>
                    </text:list-item>
                  </text:list>
                </text:list-item>
                <text:list-item>
                  <text:p text:style-name="P1">The activity checklist (Kaptelinin, Nardi, &amp; Macaulay, 1999)</text:p>
                  <text:list>
                    <text:list-item>
                      <text:p text:style-name="P1">How people use or will use a computer technology</text:p>
                    </text:list-item>
                    <text:list-item>
                      <text:p text:style-name="P1">Meant to be used in combination with other techniques for design or evaluation</text:p>
                    </text:list-item>
                    <text:list-item>
                      <text:p text:style-name="P1">Strongly emphasizes tool mediation</text:p>
                    </text:list-item>
                    <text:list-item>
                      <text:p text:style-name="P1">Perspectives</text:p>
                      <text:list>
                        <text:list-item>
                          <text:p text:style-name="P1">Means and ends</text:p>
                        </text:list-item>
                        <text:list-item>
                          <text:p text:style-name="P1">Social and physical aspects of the environment</text:p>
                        </text:list-item>
                        <text:list-item>
                          <text:p text:style-name="P1">Learning, cognition, and articulation</text:p>
                        </text:list-item>
                        <text:list-item>
                          <text:p text:style-name="P1">Developmen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Activity theoretic look at code review</text:p>
          <text:list>
            <text:list-item>
              <text:p text:style-name="P1">Code review <text:span text:style-name="T1">is a mediating artifact</text:span></text:p>
            </text:list-item>
            <text:list-item>
              <text:p text:style-name="P1">Programmer is a subject</text:p>
            </text:list-item>
            <text:list-item>
              <text:p text:style-name="P1">Quality software, getting paid are possible objects</text:p>
            </text:list-item>
            <text:list-item>
              <text:p text:style-name="P1">Externalization: in-the-head identification of a defect must be transformed to an external representation</text:p>
            </text:list-item>
          </text:list>
        </text:list-item>
        <text:list-item>
          <text:p text:style-name="P1">Experimental design</text:p>
          <text:list>
            <text:list-item>
              <text:p text:style-name="P1">Set of files, ask participant to create a code review</text:p>
            </text:list-item>
            <text:list-item>
              <text:p text:style-name="P1">Code review created, ask participant to review</text:p>
            </text:list-item>
            <text:list-item>
              <text:p text:style-name="P1">Examine contradictions</text:p>
            </text:list-item>
            <text:list-item>
              <text:p text:style-name="P1">Retrospective interview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9T16:58:34</meta:creation-date>
    <dc:date>2010-08-10T22:16:57</dc:date>
    <dc:creator>Randy Souza</dc:creator>
    <meta:editing-duration>PT10H54M09S</meta:editing-duration>
    <meta:editing-cycles>150</meta:editing-cycles>
    <meta:generator>OpenOffice.org/3.2$Linux OpenOffice.org_project/320m12$Build-9483</meta:generator>
    <meta:document-statistic meta:table-count="0" meta:image-count="0" meta:object-count="0" meta:page-count="4" meta:paragraph-count="157" meta:word-count="1221" meta:character-count="7540"/>
  </office:meta>
</office:document-meta>
</file>